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39062d" officeooo:paragraph-rsid="0039062d" style:font-size-asian="21pt" style:font-weight-asian="bold" style:font-size-complex="24pt" style:font-weight-complex="bold"/>
    </style:style>
    <style:style style:name="P2" style:family="paragraph" style:parent-style-name="Standard">
      <style:text-properties style:text-position="0% 100%" fo:font-size="14pt" fo:font-weight="normal" officeooo:rsid="002f44fe" officeooo:paragraph-rsid="00587d6d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paragraph-rsid="00587d6d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 fo:break-before="page"/>
      <style:text-properties fo:font-size="32pt" fo:font-weight="bold" officeooo:rsid="005c12b0" officeooo:paragraph-rsid="005c12b0" style:font-size-asian="32pt" style:font-weight-asian="bold" style:font-size-complex="32pt" style:font-weight-complex="bold"/>
    </style:style>
    <style:style style:name="P5" style:family="paragraph" style:parent-style-name="Standard">
      <style:text-properties fo:font-size="14pt" fo:font-weight="normal" officeooo:rsid="005c12b0" officeooo:paragraph-rsid="005c12b0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61f582" officeooo:paragraph-rsid="0061f582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rsid="005f7e20" officeooo:paragraph-rsid="0061f582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20pt" fo:font-weight="bold" officeooo:paragraph-rsid="0061f582" style:font-size-asian="20pt" style:font-weight-asian="bold" style:font-size-complex="20pt" style:font-weight-complex="bold"/>
    </style:style>
    <style:style style:name="P9" style:family="paragraph" style:parent-style-name="Standard">
      <style:text-properties style:text-position="0% 100%" fo:font-size="14pt" fo:font-weight="normal" officeooo:rsid="002f44fe" officeooo:paragraph-rsid="0061f582" style:font-size-asian="14pt" style:font-weight-asian="normal" style:font-size-complex="14pt" style:font-weight-complex="normal"/>
    </style:style>
    <style:style style:name="T1" style:family="text">
      <style:text-properties officeooo:rsid="00587d6d"/>
    </style:style>
    <style:style style:name="T2" style:family="text">
      <style:text-properties officeooo:rsid="005cae88"/>
    </style:style>
    <style:style style:name="T3" style:family="text">
      <style:text-properties officeooo:rsid="005dc7a9"/>
    </style:style>
    <style:style style:name="T4" style:family="text">
      <style:text-properties officeooo:rsid="0061f58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he Thread Farm</text:p>
      <text:p text:style-name="P1">R. A. Parker. <text:s/><text:span text:style-name="T4">16.7.</text:span>201<text:span text:style-name="T4">7</text:span>.</text:p>
      <text:p text:style-name="P1"/>
      <text:p text:style-name="P3">Section <text:span text:style-name="T1">1</text:span> – <text:span text:style-name="T1">Introduction</text:span></text:p>
      <text:p text:style-name="P2"/>
      <text:p text:style-name="P5">The thread-farm has been gradually developed since Feb 2012. <text:s/>Its purpose to date has been for use in meata<text:span text:style-name="T3">xe</text:span>64, and it still has the names of objects and structures reflecting this history. <text:s/>Nevertheless it <text:span text:style-name="T2">is now</text:span> becoming a software structure of more general applicability, and this document tries to describe it as such.</text:p>
      <text:p text:style-name="P5"/>
      <text:p text:style-name="P6">One motivation for this review is to highlight places where inter-thread problems may arise, both the halp spot them and to design a test suite.</text:p>
      <text:p text:style-name="P6"/>
      <text:p text:style-name="P6">Another is the possibility of porting it to other platforms.</text:p>
      <text:p text:style-name="P6"/>
      <text:p text:style-name="P6">A third is to document what it does for the benefit of people writing programs to use it.</text:p>
      <text:p text:style-name="P6"/>
      <text:p text:style-name="P6">There remain several outstanding issues with it, which probably should be resolved first.</text:p>
      <text:p text:style-name="P6"/>
      <text:p text:style-name="P8">Section <text:span text:style-name="T4">2</text:span> – <text:span text:style-name="T4">The "future submit" problem.</text:span></text:p>
      <text:p text:style-name="P9"/>
      <text:p text:style-name="P6">It is a fundamental design aim of the thread farm that jobs can be submitted while previous jobs are already executing, and this can be a problem, in that a MOJ may have no further jobs waiting for it, and may be destroyed when in fact it will be used by a job that is about to be submitted. <text:s/>No really neat solution has so-far been found to this problem, and the time has come to find ont.</text:p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letype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DejaVu Sans Mono" style:font-family-complex="'DejaVu Sans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1-11-26T16:26:49</meta:creation-date>
    <dc:date>2017-07-16T16:57:38.587208430</dc:date>
    <meta:editing-duration>P1DT18M19S</meta:editing-duration>
    <meta:editing-cycles>167</meta:editing-cycles>
    <meta:generator>LibreOffice/5.1.6.2$Linux_X86_64 LibreOffice_project/10m0$Build-2</meta:generator>
    <meta:print-date>2016-05-21T17:31:23.826722282</meta:print-date>
    <meta:document-statistic meta:table-count="0" meta:image-count="0" meta:object-count="0" meta:page-count="1" meta:paragraph-count="10" meta:word-count="213" meta:character-count="1199" meta:non-whitespace-character-count="990"/>
  </office:meta>
</office:document-meta>
</file>